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000000080EAD4CD2EDFED07C0.png" manifest:media-type="image/png"/>
  <manifest:file-entry manifest:full-path="Pictures/1000020100000080000000806CC9C2106451CA75.png" manifest:media-type="image/png"/>
  <manifest:file-entry manifest:full-path="Pictures/10000201000000C8000000C8DFBA569E523933C9.png" manifest:media-type="image/png"/>
  <manifest:file-entry manifest:full-path="Pictures/100002010000008000000080CB9477137DF4B21C.png" manifest:media-type="image/png"/>
  <manifest:file-entry manifest:full-path="Pictures/100002010000008000000080EC696D363C3BCD36.png" manifest:media-type="image/png"/>
  <manifest:file-entry manifest:full-path="Pictures/100002010000008000000080EEF445B8E0EECE99.png" manifest:media-type="image/png"/>
  <manifest:file-entry manifest:full-path="Pictures/10000201000002C500000162127771A5BE2516DB.png" manifest:media-type="image/png"/>
  <manifest:file-entry manifest:full-path="Pictures/10000201000000E1000000E1024B77290846B75A.png" manifest:media-type="image/png"/>
  <manifest:file-entry manifest:full-path="Pictures/1000020100000100000001006E50D586A194B454.png" manifest:media-type="image/png"/>
  <manifest:file-entry manifest:full-path="Pictures/100002010000008000000080AAA55B3C7C4B7FF9.png" manifest:media-type="image/png"/>
  <manifest:file-entry manifest:full-path="Pictures/1000020100000080000000808B12C161FB29B06F.png" manifest:media-type="image/png"/>
  <manifest:file-entry manifest:full-path="Pictures/10000201000000800000008039CDB75730FBBAAB.png" manifest:media-type="image/png"/>
  <manifest:file-entry manifest:full-path="Pictures/100002010000008000000080C194D43AC5CCACED.png" manifest:media-type="image/png"/>
  <manifest:file-entry manifest:full-path="Pictures/100002010000008000000080950F39134F1D35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1c1c1c" draw:fill="gradient" draw:fill-gradient-name="Gradient_20_7" draw:textarea-vertical-align="middle" draw:auto-grow-height="false" draw:fit-to-size="false" style:shrink-to-fit="false" fo:min-height="3.307cm" fo:min-width="4.581cm" fo:padding-top="0.125cm" fo:padding-bottom="0.125cm" fo:padding-left="0.25cm" fo:padding-right="0.25cm" fo:wrap-option="wrap" draw:shadow="visible" draw:shadow-offset-x="0.071cm" draw:shadow-offset-y="0.071cm" draw:shadow-color="#000000" draw:shadow-opacity="38%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18cm" svg:stroke-color="#008ac3" draw:fill="gradient" draw:fill-gradient-name="Gradient_20_2" draw:textarea-vertical-align="middle" draw:auto-grow-height="false" draw:fit-to-size="false" style:shrink-to-fit="false" fo:min-height="1.315cm" fo:min-width="3.3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solid" svg:stroke-width="0.018cm" svg:stroke-color="#008ac3" draw:fill="gradient" draw:fill-gradient-name="Gradient_20_2" draw:textarea-vertical-align="middle" draw:auto-grow-height="false" draw:fit-to-size="false" style:shrink-to-fit="false" fo:min-height="1.315cm" fo:min-width="3.54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solid" svg:stroke-width="0.018cm" svg:stroke-color="#008ac3" draw:fill="gradient" draw:fill-gradient-name="Gradient_20_2" draw:textarea-vertical-align="middle" draw:auto-grow-height="false" draw:fit-to-size="false" style:shrink-to-fit="false" fo:min-height="1.315cm" fo:min-width="3.59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18cm" svg:stroke-color="#008ac3" draw:fill="gradient" draw:fill-gradient-name="Gradient_20_2" draw:textarea-vertical-align="middle" draw:auto-grow-height="false" draw:fit-to-size="false" style:shrink-to-fit="false" fo:min-height="1.315cm" fo:min-width="3.36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2" style:family="graphic" style:parent-style-name="standard" style:list-style-name="L1">
      <style:graphic-properties draw:stroke="solid" svg:stroke-width="0.026cm" svg:stroke-color="#1c1c1c" draw:fill="gradient" draw:fill-gradient-name="Gradient_20_7" draw:textarea-vertical-align="middle" draw:auto-grow-height="false" draw:fit-to-size="false" style:shrink-to-fit="false" fo:min-height="3.307cm" fo:min-width="1.914cm" fo:padding-top="0.125cm" fo:padding-bottom="0.125cm" fo:padding-left="0.25cm" fo:padding-right="0.25cm" fo:wrap-option="wrap" draw:shadow="visible" draw:shadow-offset-x="0.071cm" draw:shadow-offset-y="0.071cm" draw:shadow-color="#000000" draw:shadow-opacity="38%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solid" svg:stroke-width="0.018cm" svg:stroke-color="#008ac3" draw:fill="gradient" draw:fill-gradient-name="Gradient_20_2" draw:textarea-vertical-align="middle" draw:auto-grow-height="false" draw:fit-to-size="false" style:shrink-to-fit="false" fo:min-height="1.315cm" fo:min-width="3.91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solid" svg:stroke-width="0.018cm" svg:stroke-color="#008ac3" draw:fill="gradient" draw:fill-gradient-name="Gradient_20_2" draw:textarea-vertical-align="middle" draw:auto-grow-height="false" draw:fit-to-size="false" style:shrink-to-fit="false" fo:min-height="1.315cm" fo:min-width="3.96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solid" svg:stroke-width="0.026cm" svg:stroke-color="#1c1c1c" draw:fill="gradient" draw:fill-gradient-name="Gradient_20_7" draw:textarea-vertical-align="middle" draw:auto-grow-height="false" draw:fit-to-size="false" style:shrink-to-fit="false" fo:min-height="3.307cm" fo:min-width="1.914cm" fo:padding-top="0.125cm" fo:padding-bottom="0.125cm" fo:padding-left="0.25cm" fo:padding-right="0.25cm" fo:wrap-option="wrap" draw:shadow="visible" draw:shadow-offset-x="0.071cm" draw:shadow-offset-y="0.071cm" draw:shadow-color="#000000" draw:shadow-opacity="38%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svg:stroke-width="0.028cm" svg:stroke-color="#000000" draw:marker-start-width="0.242cm" draw:marker-end="Rounded_20_large_20_Arrow" draw:marker-end-width="0.242cm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svg:stroke-width="0.028cm" svg:stroke-color="#000000" draw:marker-start="" draw:marker-start-width="0.242cm" draw:marker-end="Rounded_20_large_20_Arrow" draw:marker-end-width="0.242cm" draw:textarea-vertical-align="middle" fo:padding-top="0.139cm" fo:padding-bottom="0.139cm" fo:padding-left="0.264cm" fo:padding-right="0.264cm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1" style:family="paragraph">
      <loext:graphic-properties draw:fill="gradient" draw:fill-gradient-name="Gradient_20_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font-weight="bold" fo:hyphenate="false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text-properties style:font-name="Ubuntu" fo:font-size="10pt"/>
    </style:style>
    <style:style style:name="P7" style:family="paragraph">
      <loext:graphic-properties draw:fill="none" draw:fill-color="#ffffff"/>
      <style:text-properties style:font-name="Ubuntu" fo:font-size="10pt"/>
    </style:style>
    <style:style style:name="P8" style:family="paragraph">
      <style:text-properties style:font-name="Ubuntu" fo:font-size="10pt" fo:font-weight="bold"/>
    </style:style>
    <style:style style:name="P9" style:family="paragraph">
      <loext:graphic-properties draw:fill="none" draw:fill-color="#ffffff"/>
      <style:text-properties style:font-name="Ubuntu" fo:font-size="10pt" fo:font-weight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10" draw:style-name="gr1" draw:text-style-name="P1" draw:layer="layout" svg:width="5.08cm" svg:height="3.556cm" svg:x="8.939cm" svg:y="3.3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.396cm" svg:height="2.396cm" svg:x="9.21cm" svg:y="3.542cm">
          <draw:image xlink:href="Pictures/100002010000008000000080C194D43AC5CCACED.png" xlink:type="simple" xlink:show="embed" xlink:actuate="onLoad">
            <text:p/>
          </draw:image>
        </draw:frame>
        <draw:custom-shape draw:name="Rechteck 3" draw:style-name="gr3" draw:text-style-name="P3" draw:layer="layout" svg:width="3.839cm" svg:height="1.564cm" svg:x="9.398cm" svg:y="14.9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4" draw:text-style-name="P3" draw:layer="layout" svg:width="4.043cm" svg:height="1.564cm" svg:x="9.459cm" svg:y="8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5" draw:text-style-name="P3" draw:layer="layout" svg:width="4.096cm" svg:height="1.564cm" svg:x="9.311cm" svg:y="8.2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2" draw:text-style-name="P2" draw:layer="layout" svg:width="1.249cm" svg:height="1.249cm" svg:x="9.417cm" svg:y="8.415cm">
          <draw:image xlink:href="Pictures/100002010000008000000080EC696D363C3BCD36.png" xlink:type="simple" xlink:show="embed" xlink:actuate="onLoad">
            <text:p/>
          </draw:image>
        </draw:frame>
        <draw:custom-shape draw:name="Textfeld 17" draw:style-name="gr6" draw:text-style-name="P5" draw:layer="layout" svg:width="2.687cm" svg:height="1.265cm" svg:x="10.581cm" svg:y="8.401cm">
          <text:p text:style-name="P4"><text:span text:style-name="T1">Application</text:span></text:p>
          <text:p text:style-name="P4"><text:span text:style-name="T2"><text:s/></text:span><text:span text:style-name="T2">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7" draw:text-style-name="P3" draw:layer="layout" svg:width="3.86cm" svg:height="1.564cm" svg:x="9.25cm" svg:y="14.8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2" draw:text-style-name="P2" draw:layer="layout" svg:width="1.249cm" svg:height="1.249cm" svg:x="9.334cm" svg:y="15.003cm">
          <draw:image xlink:href="Pictures/1000020100000080000000808B12C161FB29B06F.png" xlink:type="simple" xlink:show="embed" xlink:actuate="onLoad">
            <text:p/>
          </draw:image>
        </draw:frame>
        <draw:custom-shape draw:name="Textfeld 30" draw:style-name="gr8" draw:text-style-name="P5" draw:layer="layout" svg:width="2.687cm" svg:height="1.265cm" svg:x="10.528cm" svg:y="15.004cm">
          <text:p text:style-name="P4"><text:span text:style-name="T1">Application</text:span></text:p>
          <text:p text:style-name="P4"><text:span text:style-name="T2"><text:s/></text:span><text:span text:style-name="T2">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5" draw:style-name="gr2" draw:text-style-name="P2" draw:layer="layout" svg:width="3.003cm" svg:height="1.499cm" svg:x="8.939cm" svg:y="3.796cm">
          <draw:image xlink:href="Pictures/10000201000002C500000162127771A5BE2516DB.png" xlink:type="simple" xlink:show="embed" xlink:actuate="onLoad">
            <text:p/>
          </draw:image>
        </draw:frame>
        <draw:frame draw:name="Picture 15" draw:style-name="gr9" draw:text-style-name="P2" draw:layer="layout" svg:width="1.249cm" svg:height="1.249cm" svg:x="12.471cm" svg:y="3.8cm">
          <draw:image xlink:href="Pictures/100002010000008000000080950F39134F1D35BC.png" xlink:type="simple" xlink:show="embed" xlink:actuate="onLoad">
            <text:p/>
          </draw:image>
        </draw:frame>
        <draw:frame draw:style-name="gr10" draw:text-style-name="P7" draw:layer="layout" svg:width="1.963cm" svg:height="1.039cm" svg:x="12.105cm" svg:y="5.153cm">
          <draw:text-box>
            <text:p text:style-name="P6">Solution<text:line-break/>Architect</text:p>
          </draw:text-box>
        </draw:frame>
        <draw:frame draw:style-name="gr11" draw:text-style-name="P9" draw:layer="layout" svg:width="3.487cm" svg:height="1.039cm" svg:x="9.828cm" svg:y="6.296cm">
          <draw:text-box>
            <text:p text:style-name="P8">OPC UA Designer</text:p>
          </draw:text-box>
        </draw:frame>
        <draw:custom-shape draw:name="Rectangle 10" draw:style-name="gr12" draw:text-style-name="P1" draw:layer="layout" svg:width="2.413cm" svg:height="3.556cm" svg:x="14.918cm" svg:y="7.2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9" draw:layer="layout" svg:width="2.471cm" svg:height="1.039cm" svg:x="14.86cm" svg:y="7.208cm">
          <draw:text-box>
            <text:p text:style-name="P8">Type <text:line-break/>Generator</text:p>
          </draw:text-box>
        </draw:frame>
        <draw:frame draw:style-name="gr2" draw:text-style-name="P2" draw:layer="layout" svg:width="1.249cm" svg:height="1.249cm" svg:x="15.553cm" svg:y="8.88cm">
          <draw:image xlink:href="Pictures/10000201000000800000008039CDB75730FBBAAB.png" xlink:type="simple" xlink:show="embed" xlink:actuate="onLoad">
            <text:p/>
          </draw:image>
        </draw:frame>
        <draw:line draw:style-name="gr13" draw:text-style-name="P10" draw:layer="layout" svg:x1="11.528cm" svg:y1="6.954cm" svg:x2="11.528cm" svg:y2="8.224cm">
          <text:p/>
        </draw:line>
        <draw:line draw:style-name="gr13" draw:text-style-name="P10" draw:layer="layout" svg:x1="13.433cm" svg:y1="9.086cm" svg:x2="14.957cm" svg:y2="9.086cm">
          <text:p/>
        </draw:line>
        <draw:line draw:style-name="gr13" draw:text-style-name="P10" draw:layer="layout" svg:x1="16.227cm" svg:y1="10.764cm" svg:x2="16.227cm" svg:y2="12.034cm">
          <text:p/>
        </draw:line>
        <draw:custom-shape draw:name="Rechteck 8" draw:style-name="gr14" draw:text-style-name="P3" draw:layer="layout" svg:width="4.411cm" svg:height="1.564cm" svg:x="14.102cm" svg:y="12.1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15" draw:text-style-name="P3" draw:layer="layout" svg:width="4.468cm" svg:height="1.564cm" svg:x="13.941cm" svg:y="11.9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7" draw:style-name="gr16" draw:text-style-name="P5" draw:layer="layout" svg:width="3.268cm" svg:height="1.263cm" svg:x="15.118cm" svg:y="12.041cm">
          <text:p text:style-name="P4"><text:span text:style-name="T1">Ge</text:span><text:span text:style-name="T1">ne</text:span><text:span text:style-name="T1">rat</text:span><text:span text:style-name="T1">ed</text:span></text:p>
          <text:p text:style-name="P4"><text:span text:style-name="T1">C+</text:span><text:span text:style-name="T1">+ </text:span><text:span text:style-name="T1">Int</text:span><text:span text:style-name="T1">erf</text:span><text:span text:style-name="T1">ac</text:span><text:span text:style-name="T1">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1" draw:layer="layout" svg:width="1.27cm" svg:height="1.27cm" svg:x="14.068cm" svg:y="12.034cm">
          <draw:image xlink:href="Pictures/100002010000008000000080AAA55B3C7C4B7FF9.png" xlink:type="simple" xlink:show="embed" xlink:actuate="onLoad">
            <text:p/>
          </draw:image>
        </draw:frame>
        <draw:frame draw:name="Grafik 29" draw:style-name="gr2" draw:text-style-name="P2" draw:layer="layout" svg:width="1.249cm" svg:height="1.249cm" svg:x="15.592cm" svg:y="15.072cm">
          <draw:image xlink:href="Pictures/100002010000008000000080CB9477137DF4B21C.png" xlink:type="simple" xlink:show="embed" xlink:actuate="onLoad">
            <text:p/>
          </draw:image>
        </draw:frame>
        <draw:frame draw:style-name="gr10" draw:text-style-name="P7" draw:layer="layout" svg:width="2.157cm" svg:height="0.645cm" svg:x="15.164cm" svg:y="16.373cm">
          <draw:text-box>
            <text:p text:style-name="P6">Developer</text:p>
          </draw:text-box>
        </draw:frame>
        <draw:line draw:style-name="gr13" draw:text-style-name="P10" draw:layer="layout" svg:x1="16.227cm" svg:y1="13.685cm" svg:x2="16.227cm" svg:y2="14.955cm">
          <text:p/>
        </draw:line>
        <draw:line draw:style-name="gr13" draw:text-style-name="P10" draw:layer="layout" svg:x1="15.592cm" svg:y1="15.717cm" svg:x2="13.306cm" svg:y2="15.717cm">
          <text:p/>
        </draw:line>
        <draw:custom-shape draw:name="Rectangle 10" draw:style-name="gr18" draw:text-style-name="P1" xml:id="id1" draw:id="id1" draw:layer="layout" svg:width="2.413cm" svg:height="3.556cm" svg:x="4.035cm" svg:y="7.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9" draw:layer="layout" svg:width="2.471cm" svg:height="1.039cm" svg:x="3.977cm" svg:y="7.97cm">
          <draw:text-box>
            <text:p text:style-name="P8">Project <text:line-break/>Builder</text:p>
          </draw:text-box>
        </draw:frame>
        <draw:frame draw:style-name="gr17" draw:text-style-name="P11" draw:layer="layout" svg:width="2.159cm" svg:height="2.159cm" svg:x="10.153cm" svg:y="11.091cm">
          <draw:image xlink:href="Pictures/10000201000000C8000000C8DFBA569E523933C9.png" xlink:type="simple" xlink:show="embed" xlink:actuate="onLoad">
            <text:p/>
          </draw:image>
        </draw:frame>
        <draw:custom-shape draw:name="Textfeld 17" draw:style-name="gr19" draw:text-style-name="P5" draw:layer="layout" svg:width="3.28cm" svg:height="0.758cm" svg:x="9.645cm" svg:y="13.085cm">
          <text:p text:style-name="P4"><text:span text:style-name="T1">CMake Pro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0" draw:text-style-name="P11" draw:layer="layout" svg:x1="6.448cm" svg:y1="9.748cm" svg:x2="10.03cm" svg:y2="11.714cm" draw:start-shape="id1" draw:start-glue-point="1" svg:d="M6448 9748h2083v1966h1499" svg:viewBox="0 0 3583 1967">
          <text:p/>
        </draw:connector>
        <draw:line draw:style-name="gr13" draw:text-style-name="P10" draw:layer="layout" svg:x1="11.401cm" svg:y1="10.002cm" svg:x2="11.401cm" svg:y2="11.272cm">
          <text:p/>
        </draw:line>
        <draw:line draw:style-name="gr13" draw:text-style-name="P10" draw:layer="layout" svg:x1="11.401cm" svg:y1="14.828cm" svg:x2="11.401cm" svg:y2="13.685cm">
          <text:p/>
        </draw:line>
        <draw:frame draw:style-name="gr17" draw:text-style-name="P11" draw:layer="layout" svg:width="1.905cm" svg:height="1.905cm" svg:x="4.289cm" svg:y="9.367cm">
          <draw:image xlink:href="Pictures/1000020100000100000001006E50D586A194B454.png" xlink:type="simple" xlink:show="embed" xlink:actuate="onLoad">
            <text:p/>
          </draw:image>
        </draw:frame>
        <draw:connector draw:style-name="gr21" draw:text-style-name="P11" draw:layer="layout" svg:x1="9.933cm" svg:y1="12.748cm" svg:x2="6.806cm" svg:y2="14.697cm" svg:d="M9933 12748h-1563v1949h-1564" svg:viewBox="0 0 3128 1950">
          <text:p/>
        </draw:connector>
        <draw:frame draw:style-name="gr17" draw:text-style-name="P11" draw:layer="layout" svg:width="2.142cm" svg:height="2.142cm" svg:x="4.306cm" svg:y="13.685cm">
          <draw:image xlink:href="Pictures/10000201000000E1000000E1024B77290846B75A.png" xlink:type="simple" xlink:show="embed" xlink:actuate="onLoad">
            <text:p/>
          </draw:image>
        </draw:frame>
        <draw:custom-shape draw:name="Textfeld 17" draw:style-name="gr22" draw:text-style-name="P5" draw:layer="layout" svg:width="2.882cm" svg:height="0.758cm" svg:x="3.908cm" svg:y="15.971cm">
          <text:p text:style-name="P4"><text:span text:style-name="T1">Build </text:span><text:span text:style-name="T1">Scrip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1" draw:layer="layout" svg:width="1.63cm" svg:height="1.614cm" svg:x="2.892cm" svg:y="17.786cm">
          <draw:image xlink:href="Pictures/100002010000008000000080EEF445B8E0EECE99.png" xlink:type="simple" xlink:show="embed" xlink:actuate="onLoad">
            <text:p/>
          </draw:image>
        </draw:frame>
        <draw:frame draw:style-name="gr17" draw:text-style-name="P11" draw:layer="layout" svg:width="1.629cm" svg:height="1.614cm" svg:x="4.797cm" svg:y="17.913cm">
          <draw:image xlink:href="Pictures/100002010000008000000080EAD4CD2EDFED07C0.png" xlink:type="simple" xlink:show="embed" xlink:actuate="onLoad">
            <text:p/>
          </draw:image>
        </draw:frame>
        <draw:frame draw:style-name="gr17" draw:text-style-name="P11" draw:layer="layout" svg:width="1.63cm" svg:height="1.614cm" svg:x="6.575cm" svg:y="17.913cm">
          <draw:image xlink:href="Pictures/1000020100000080000000806CC9C2106451CA75.png" xlink:type="simple" xlink:show="embed" xlink:actuate="onLoad">
            <text:p/>
          </draw:image>
        </draw:frame>
        <draw:line draw:style-name="gr13" draw:text-style-name="P10" draw:layer="layout" svg:x1="5.432cm" svg:y1="16.606cm" svg:x2="5.432cm" svg:y2="17.876cm">
          <text:p/>
        </draw:line>
        <draw:line draw:style-name="gr13" draw:text-style-name="P10" draw:layer="layout" svg:x1="6.321cm" svg:y1="16.733cm" svg:x2="7.083cm" svg:y2="17.749cm">
          <text:p/>
        </draw:line>
        <draw:line draw:style-name="gr13" draw:text-style-name="P10" draw:layer="layout" svg:x1="4.543cm" svg:y1="16.733cm" svg:x2="3.781cm" svg:y2="17.749cm">
          <text:p/>
        </draw:line>
        <draw:custom-shape draw:name="Textfeld 17" draw:style-name="gr23" draw:text-style-name="P5" draw:layer="layout" svg:width="5.706cm" svg:height="0.758cm" svg:x="2.54cm" svg:y="19.658cm">
          <text:p text:style-name="P4"><text:span text:style-name="T1">MSI, </text:span><text:span text:style-name="T1">DEB, </text:span><text:span text:style-name="T1">RPM </text:span><text:span text:style-name="T1">Distrib</text:span><text:span text:style-name="T1">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2f2f2" draw:end-color="#bcc6ec" draw:start-intensity="100%" draw:end-intensity="100%" draw:angle="0" draw:border="0%"/>
    <draw:gradient draw:name="Gradient_20_4" draw:display-name="Gradient 4" draw:style="linear" draw:start-color="#e9e9e3" draw:end-color="#f5f5f5" draw:start-intensity="100%" draw:end-intensity="100%" draw:angle="1800" draw:border="0%"/>
    <draw:gradient draw:name="Gradient_20_5" draw:display-name="Gradient 5" draw:style="linear" draw:start-color="#c9ffbb" draw:end-color="#eaffe4" draw:start-intensity="100%" draw:end-intensity="100%" draw:angle="1800" draw:border="0%"/>
    <draw:gradient draw:name="Gradient_20_7" draw:display-name="Gradient 7" draw:style="linear" draw:start-color="#eeeeee" draw:end-color="#ffffff" draw:start-intensity="100%" draw:end-intensity="100%" draw:angle="1800" draw:border="0%"/>
    <draw:fill-image draw:name="Bitmap_20_1" draw:display-name="Bitmap 1" xlink:href="Pictures/100002010000008000000080EC696D363C3BCD36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4T19:48:52.573773489</meta:creation-date>
    <dc:date>2019-04-18T21:38:02.683190925</dc:date>
    <meta:editing-duration>PT20M49S</meta:editing-duration>
    <meta:editing-cycles>2</meta:editing-cycles>
    <meta:generator>LibreOffice/6.0.7.3$Linux_X86_64 LibreOffice_project/00m0$Build-3</meta:generator>
    <meta:document-statistic meta:object-count="46"/>
  </office:meta>
</office:document-meta>
</file>